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’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O’CLOCK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 pas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 past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arter past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20 pas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25 pas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alf pas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25 t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20 t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uarter to</text:p>
          </table:table-cell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10 to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7:05:53.698080593</meta:creation-date>
    <dc:date>2022-10-11T17:54:04.997589278</dc:date>
    <meta:editing-duration>PT7M41S</meta:editing-duration>
    <meta:editing-cycles>2</meta:editing-cycles>
    <meta:generator>LibreOffice/7.3.6.2$Linux_X86_64 LibreOffice_project/30$Build-2</meta:generator>
    <meta:document-statistic meta:table-count="1" meta:cell-count="451" meta:object-count="0"/>
  </office:meta>
</office:document-meta>
</file>